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TDDD36<text:line-break/>Säkra Mobila System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Grupp 3, Sjukvården</text:p>
            <text:p text:style-name="P1"/>
            <text:p text:style-name="P1"/>
            <text:p text:style-name="P1"/>
            <text:p text:style-name="P1">“Vi kodar i Python och fikar i Java”</text:p>
            <text:p text:style-name="P1"><text:tab/><text:tab/><text:tab/><text:tab/><text:tab/><text:tab/><text:tab/><text:tab/><text:tab/><text:tab/><text:tab/>- Emil Wall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2" draw:text-style-name="P3" draw:id="id5" draw:layer="layout" svg:width="3.174cm" svg:height="2.54cm" svg:x="11.431cm" svg:y="9.525cm">
          <text:p text:style-name="P1"/>
          <draw:enhanced-geometry svg:viewBox="0 0 21600 21600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Meddelanden</text:p>
          </draw:text-box>
        </draw:frame>
        <draw:custom-shape draw:style-name="gr3" draw:text-style-name="P3" draw:layer="layout" svg:width="5.08cm" svg:height="1.27cm" svg:x="3.175cm" svg:y="10.16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2.54cm" svg:x="17.145cm" svg:y="6.35cm">
          <text:p text:style-name="P4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1.27cm" svg:x="17.145cm" svg:y="10.16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cs" draw:style-name="gr2" draw:text-style-name="P3" draw:id="id1" draw:layer="layout" svg:width="8.89cm" svg:height="1.27cm" svg:x="8.255cm" svg:y="10.16cm">
          <text:p text:style-name="P1"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c" draw:style-name="gr2" draw:text-style-name="P3" draw:id="id2" draw:layer="layout" svg:width="8.89cm" svg:height="1.27cm" svg:x="8.255cm" svg:y="10.16cm">
          <text:p text:style-name="P1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08cm" svg:height="2.54cm" svg:x="17.145cm" svg:y="17.78cm">
          <text:p text:style-name="P4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1.27cm" svg:x="17.145cm" svg:y="15.24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7" draw:layer="layout" svg:width="1.905cm" svg:height="2.54cm" draw:transform="rotate (-1.57079632679579) translate (20.955cm 11.732cm)">
          <text:p text:style-name="P1"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sc" draw:style-name="gr2" draw:text-style-name="P3" draw:id="id3" draw:layer="layout" svg:width="3.81cm" svg:height="1.27cm" draw:transform="rotate (-1.57079632679579) translate (20.32cm 11.43cm)">
          <text:p text:style-name="P1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19.301cm" svg:y="8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5.412cm" svg:y="8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19.396cm" svg:y="16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5.08cm" svg:height="2.54cm" svg:x="3.175cm" svg:y="6.35cm">
          <text:p text:style-name="P4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3.175cm" svg:height="2.54cm" svg:x="10.796cm" svg:y="9.525cm">
          <text:p text:style-name="P1"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3" draw:id="id8" draw:layer="layout" svg:width="1.905cm" svg:height="2.54cm" draw:transform="rotate (1.5707963267946) translate (18.415cm 13.97cm)">
          <text:p text:style-name="P1"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anim:par presentation:node-type="timing-root">
          <anim:seq presentation:node-type="main-sequence">
            <anim:par smil:begin="next">
              <anim:par smil:begin="0s">
                <anim:par anim:id="id4"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  <anim:set smil:begin="0s" smil:dur="0.001s" smil:fill="hold" presentation:master-element="id4" smil:targetElement="id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" smil:attributeName="visibility" smil:to="visible"/>
                  <anim:transitionFilter smil:dur="0.5s" smil:targetElement="id5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Gradient_20_5" draw:fill-image-width="0cm" draw:fill-image-height="0cm"/>
      <style:text-properties style:letter-kerning="true"/>
    </style:style>
    <style:style style:name="Default-backgroundobjects" style:family="presentation">
      <style:graphic-properties draw:fill="solid" draw:fill-color="#ff3366"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gradient-name="Gradient_20_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2-16T09:48:42</meta:creation-date>
    <dc:date>2009-12-16T14:53:12</dc:date>
    <meta:editing-cycles>8</meta:editing-cycles>
    <meta:editing-duration>PT04H00M41S</meta:editing-duration>
    <dc:creator>Eloff 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